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a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Mrs. Potsdamer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5, 1893</text:p>
      <text:p text:style-name="P6">Month<text:tab/><text:tab/><text:tab/><text:tab/><text:tab/><text:tab/>Sept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<text:s/>COPY/</text:p>
      <text:p text:style-name="P3">S. Morais/</text:p>
      <text:p text:style-name="P3">546 N. 5th St./</text:p>
      <text:p text:style-name="P4">Philadelphia/</text:p>
      <text:p text:style-name="P4">September 5, 1893./</text:p>
      <text:p text:style-name="P3">My dear Mrs. Potsdamer:/</text:p>
      <text:p text:style-name="P3"><text:tab/>Your gift is suggestive./ <text:s/>I ought to wear in Synagogue, while officiating,/ a head cover less weighty and cumbersome than my/ usual hat. <text:s/>That is evident to all, and you, dear/ friend, have illustrated your kindly thought by/ offering to my acceptance a beautiful cap. <text:s/>It may/ be personal vanity, or perhaps the effect of in-/veterate habits to which I am wedded, but I imagine/ that any change in my outward appearance at this/ time of life might ill become me. <text:s/>You will there-/fore, I hope, pardon my not making use of the present/ with which you have desired to do me favor. <text:s/>I/ shall not be guilty of ungrateful rudeness by/ returning it. <text:s/>I shall retain it as a proof to my/ children, that yourself and your household think/ well of/ Yours very truly/ (Sgd)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30:33.13</meta:creation-date>
    <dc:date>2011-12-15T12:35:22.63</dc:date>
    <dc:creator>Penn Libraries</dc:creator>
    <meta:editing-duration>PT00H04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15" meta:character-count="2130"/>
  </office:meta>
</office:document-meta>
</file>